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ut d'abord , j'ai suivi les cours sur les API et Mysql afin de mieux comprendre ce qui était attendu. J'ai ensuite fait le schéma du modèle physique de la base de donnée(tables, colonnes, relations, clés primaires et étrangères). J'ai fait un diagramme de classe afin de bien définir le rôle de chaque classe pour etre sur de bien organiser le programme selon chaque fonction. Puis j'ai commencé le script d'initialisation de la base de donnée en python dans la classe dédiée aux requetes sur la base de donnée. J'ai choisit Mysql Connector pour communiquer avec la base de donnée, j'ai ouvert une connexion et créé un objet 'curseur'(ce qui exécute les requêtes) que j'ai placé en attributs de classe. Une méthode crée la base de donnée et les différentes tables.</text:p>
      <text:p text:style-name="Standard"/>
      <text:p text:style-name="Standard"/>
      <text:p text:style-name="Standard">Puis j'ai commencé la collecte des données depuis L'API. J'ai commencé par étudier la documentation de l'API d'OpenFoodFact pour trouver u moyen d'obtenir les informations dont j'avais besoin. Il fallait d'abord récupérer la liste des catégories avec leurs 'id'(ce qui désigne la catégorie dans l'url) . J'vais commencé en faisant une requete pour récuperer les produits de chaque catégorie grace à leur 'id', puis en faisant une requete par produit pour récuperer les informations utiles mais mon mentor m'a informmer que il y avait une facon plus optimisée de récuperer les informations. Il y avait une requete permettant d'avoir en une fois les produits et leurs caractéristiques pour chaque catégories. Les informations ont été d'abord classées dans un dictionnaire pour chaque type d'information(marque, nutriscore …) avec tous les produits de la catégorie, puis pour optmiser l'insertion dans la base de donnée réuni en un dictionnaire pour chaque produit de la catégorie, réuni dans une list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in dauteuil</meta:initial-creator>
    <meta:creation-date>2021-09-27T12:14:55.11</meta:creation-date>
    <meta:document-statistic meta:table-count="0" meta:image-count="0" meta:object-count="0" meta:page-count="1" meta:paragraph-count="2" meta:word-count="286" meta:character-count="1769"/>
    <dc:date>2021-09-28T11:12:13</dc:date>
    <dc:creator>robin dauteuil</dc:creator>
    <meta:editing-duration>PT16H45M42S</meta:editing-duration>
    <meta:editing-cycles>1</meta:editing-cycles>
    <meta:generator>OpenOffice/4.1.7$Win32 OpenOffice.org_project/417m1$Build-9800</meta:generator>
  </office:meta>
</office:document-meta>
</file>